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1533FF1F51C985191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7.83cm" draw:z-index="0"><draw:image xlink:href="Pictures/10000201000002E0000001533FF1F51C985191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00:04:30.309412971</meta:creation-date>
    <dc:date>2021-04-26T00:05:42.864306234</dc:date>
    <meta:editing-duration>PT1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